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8.279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94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Monospace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Grouped Tas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number-columns-repeated="3"/>
        </table:table-row>
        <table:table-row table:style-name="ro2">
          <table:table-cell table:style-name="ce2" office:value-type="string">
            <text:p>TASK</text:p>
          </table:table-cell>
          <table:table-cell table:style-name="ce5" office:value-type="string">
            <text:p>PRIORITY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>
            <text:p><text:s text:c="2"/>- Extend Date Explorer (pathway list, view list, maybe also update structure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MIDI interface + Mixer ViewRep</text:p>
          </table:table-cell>
          <table:table-cell table:style-name="ce5" office:value-type="string">
            <text:p>?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ViewRep for creating new Sets/Storages/Selections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Drag &amp; drop of data on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Command implementation for each important ViewRep with key value pair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New ViewRep for Patient information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Tabel for viewing all patient data</text:p>
          </table:table-cell>
          <table:table-cell table:style-name="ce9" office:value-type="float" office:value="2">
            <text:p>2</text:p>
          </table:table-cell>
          <table:table-cell table:number-columns-repeated="2"/>
          <table:table-cell table:style-name="ce11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5"/>
          <table:table-cell table:number-columns-repeated="3"/>
        </table:table-row>
        <table:table-row table:style-name="ro2">
          <table:table-cell table:style-name="ce4" office:value-type="string">
            <text:p><text:s text:c="2"/>- Connection of pathway nodes to foreign nodes (concept!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Mouse-over item highlighting (+ identical visible items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Correct pathway neighborhood visualization (i.e. indirect connections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New JGraph pathway layer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Semantic-zoom, collapsing (concept!) - also in OpenGL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5"/>
          <table:table-cell table:number-columns-repeated="3"/>
        </table:table-row>
        <table:table-row table:style-name="ro2">
          <table:table-cell table:style-name="ce4" office:value-type="string">
            <text:p><text:s text:c="2"/>- Implementing selections data structure (for pathways, heatmaps, scatterplots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Enyzme -&gt; Gene mapping (request a special mapping from Mr. Asslaber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New edge implementation to consider multiple connections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Search for Enzyme/Compound/Gene + highlighting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Import SBML data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Hierarchical graph data structure (for dendrograms and pathway levels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4" office:value-type="string">
            <text:p><text:s text:c="2"/>- Multiple pathway layer view - including cross-references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OpenGL highlight of selections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Improve OpenGL pathway view (styles, alignment, etc.)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Pathway image loading in OpenGL pathway view (TGA - with transparency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Cone Tree concept (some kind of) <text:s/></text:p>
          </table:table-cell>
          <table:table-cell table:style-name="ce5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5"/>
          <table:table-cell table:number-columns-repeated="3"/>
        </table:table-row>
        <table:table-row table:style-name="ro2">
          <table:table-cell table:style-name="ce4" office:value-type="string">
            <text:p><text:s text:c="2"/>- Integration of pathway data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5"/>
          <table:table-cell table:number-columns-repeated="3"/>
        </table:table-row>
        <table:table-row table:style-name="ro2">
          <table:table-cell table:style-name="ce4" office:value-type="string">
            <text:p><text:s text:c="2"/>- Further research to keep global view on topic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Papers: When should we start? What can we publish? Where can I participate?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Meeting with LKH partners - find out useful pathway/heatmap scenario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number-columns-repeated="3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5"/>
          <table:table-cell table:number-columns-repeated="3"/>
        </table:table-row>
        <table:table-row table:style-name="ro2">
          <table:table-cell table:style-name="ce4" office:value-type="string">
            <text:p><text:s text:c="2"/>- Progress bar on application bootstrapping (sticky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Command Serialization (for exporting/saving and network app.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Extending CommandManager with seperate UNDO stacks for data and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Multiple work station setup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s text:c="2"/>- Multi-monitor setup - including new input devices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 table:number-rows-repeated="6548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anking" table:style-name="ta1" table:print="false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5"/>
          <table:table-cell table:number-columns-repeated="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5" office:value-type="string">
            <text:p>PRIORITY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<text:s text:c="2"/>- Further research to keep global view on topic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<text:s text:c="2"/>- Implementing selections data structure (for pathways, heatmaps, scatterplots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<text:s text:c="2"/>- Enyzme -&gt; Gene mapping (request a special mapping from Mr. Asslaber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<text:s text:c="2"/>- Paper planning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<text:s text:c="2"/>- Mouse-over item highlighting (+ identical visible items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<text:s text:c="2"/>- Command implementation for each important ViewRep with key value pair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<text:s text:c="2"/>- Multiple pathway layer view - including cross-references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<text:s text:c="2"/>- Extend Date Explorer (pathway list, view list, maybe also update structure)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<text:s text:c="2"/>- Integration of pathway data in WEKA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<text:s text:c="2"/>- Meeting with LKH partners - find out useful pathway/heatmap scenario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<text:s text:c="2"/>- OpenGL highlight of selections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<text:s text:c="2"/>- Hierarchical graph data structure (for dendrograms and pathway levels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<text:s text:c="2"/>- Connection of pathway nodes to foreign nodes (concept!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<text:s text:c="2"/>- Correct pathway neighborhood visualization (i.e. indirect connections)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<text:s text:c="2"/>- New ViewRep for Patient information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<text:s text:c="2"/>- Tabel for viewing all patient data</text:p>
          </table:table-cell>
          <table:table-cell table:style-name="ce9" office:value-type="float" office:value="2">
            <text:p>2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<text:s text:c="2"/>- Multi-monitor setup - including new input devices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<text:s text:c="2"/>- ViewRep for creating new Sets/Storages/Selections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<text:s text:c="2"/>- Drag &amp; drop of data on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<text:s text:c="2"/>- New edge implementation to consider multiple connections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<text:s text:c="2"/>- Search for Enzyme/Compound/Gene + highlighting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<text:s text:c="2"/>- Improve OpenGL pathway view (styles, alignment, etc.)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<text:s text:c="2"/>- New JGraph pathway layer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<text:s text:c="2"/>- Extending CommandManager with seperate UNDO stacks for data and view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<text:s text:c="2"/>- Progress bar on application bootstrapping (sticky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<text:s text:c="2"/>- Pathway image loading in OpenGL pathway view (TGA - with transparency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<text:s text:c="2"/>- Command Serialization (for exporting/saving and network app.)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<text:s text:c="2"/>- Multiple work station setup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<text:s text:c="2"/>- Semantic-zoom, collapsing (concept!) - also in OpenGL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<text:s text:c="2"/>- Import SBML data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<text:s text:c="2"/>- Cone Tree concept (some kind of) <text:s/></text:p>
          </table:table-cell>
          <table:table-cell table:style-name="ce5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<text:s text:c="2"/>- MIDI interface + Mixer ViewRep</text:p>
          </table:table-cell>
          <table:table-cell table:style-name="ce5" office:value-type="string">
            <text:p>?</text:p>
          </table:table-cell>
          <table:table-cell table:number-columns-repeated="3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6548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5/11/2006</text:date>, <text:time>10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1-15T10:54:05</dc:date>
    <dc:language>en-AU</dc:language>
    <meta:editing-cycles>5</meta:editing-cycles>
    <meta:editing-duration>PT21M13S</meta:editing-duration>
    <meta:user-defined meta:name="Info 1"/>
    <meta:user-defined meta:name="Info 2"/>
    <meta:user-defined meta:name="Info 3"/>
    <meta:user-defined meta:name="Info 4"/>
    <meta:document-statistic meta:table-count="3" meta:cell-count="173"/>
  </office:meta>
</office:document-meta>
</file>